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76e" officeooo:paragraph-rsid="000c976e"/>
    </style:style>
    <style:style style:name="P2" style:family="paragraph" style:parent-style-name="Standard">
      <style:text-properties officeooo:rsid="000ccaea" officeooo:paragraph-rsid="000ccaea"/>
    </style:style>
    <style:style style:name="P3" style:family="paragraph" style:parent-style-name="Standard">
      <style:text-properties officeooo:rsid="000ccaea" officeooo:paragraph-rsid="000ccaea"/>
    </style:style>
    <style:style style:name="P4" style:family="paragraph" style:parent-style-name="Standard">
      <style:text-properties officeooo:rsid="00121c95" officeooo:paragraph-rsid="00121c95"/>
    </style:style>
    <style:style style:name="T1" style:family="text">
      <style:text-properties officeooo:rsid="000ccaea"/>
    </style:style>
    <style:style style:name="T2" style:family="text">
      <style:text-properties officeooo:rsid="00121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do Produto: Agenda TCC</text:p>
      <text:p text:style-name="P1"/>
      <text:p text:style-name="P1">Missão do Produto: facilitar o processo de agendamento de defesa e avaliações de TCCs.</text:p>
      <text:p text:style-name="P1"/>
      <text:p text:style-name="P1"/>
      <text:p text:style-name="P1">Product Backlog</text:p>
      <text:p text:style-name="P1"/>
      <text:p text:style-name="P1"><text:tab/>REQUISITOS FUNCIONAIS</text:p>
      <text:p text:style-name="P1">Código <text:s text:c="2"/>Nome da Função <text:tab/><text:tab/><text:tab/><text:tab/>Descrição</text:p>
      <text:p text:style-name="P1">1<text:tab/>Manutenção de Cadastro de Alunos<text:tab/><text:tab/>Criar, alterar e remover cadastros de alunos.</text:p>
      <text:p text:style-name="P1">2<text:tab/>Manutenção de Cadastro de Professores <text:tab/>Criar, alterar e remover cadastros de professores.</text:p>
      <text:p text:style-name="P1">3<text:tab/>Agendamento de Defesas pelo Orientador<text:tab/>Preenchimento e Submissão de Formulários de Defesa</text:p>
      <text:p text:style-name="P1">4<text:tab/>Gerenciamento de Defesas pelo Sistema<text:tab/>Gerenciar as datas <text:span text:style-name="T2">(e conflitos)</text:span> de todas as defesas <text:span text:style-name="T2">e conflitos de salas</text:span></text:p>
      <text:p text:style-name="P1">5 <text:tab/>Relatório das datas das defesas.</text:p>
      <text:p text:style-name="P1">6<text:tab/>Avaliação dos TCCs<text:tab/><text:tab/><text:tab/><text:tab/>A banca e o orientador preenchem o formulário de Avaliação do TCC.</text:p>
      <text:p text:style-name="P1">7<text:tab/>Manutenção do Arquivo de TCC<text:tab/><text:tab/>Submeter, Alterar e Excluir o arquivo.</text:p>
      <text:p text:style-name="P1">8<text:tab/>Manutenção do Cronograma<text:tab/><text:tab/><text:tab/><text:span text:style-name="T1">Cronograma de Atividades do TCC</text:span></text:p>
      <text:p text:style-name="P1">9 <text:s/><text:tab/>Gerenciamento do Cronograma</text:p>
      <text:p text:style-name="P1">10<text:tab/>Resultado das Avaliações <text:tab/><text:tab/><text:tab/>Emissão de resultados para o aluno, listagem para o professor</text:p>
      <text:p text:style-name="P1">11<text:tab/>Envio do Arquivo do TCC Corrigido</text:p>
      <text:p text:style-name="P2">12 <text:tab/>Usuário realiza Login </text:p>
      <text:p text:style-name="P2">13<text:tab/>Usuário visualiza a página do usuário</text:p>
      <text:p text:style-name="P4">14<text:tab/>Formulário de Pré-Projeto</text:p>
      <text:p text:style-name="P4">15<text:tab/>Relatório Todos os Alunos-Orientadores </text:p>
      <text:p text:style-name="P4">* Alunos reprovados no TCC1 devem ser retirados do sistema ou “rematriculados”</text:p>
      <text:p text:style-name="P4">* Alunos aprovados vão para o TCC2</text:p>
      <text:p text:style-name="P1"/>
      <text:p text:style-name="P1"><text:tab/>REQUSITOS NÃO FUNCIONAIS</text:p>
      <text:p text:style-name="P1">1 <text:tab/>Acessibilidade para pessoas com deficiência Visual</text:p>
      <text:p text:style-name="P1"/>
      <text:p text:style-name="P1"/>
      <text:p text:style-name="P1"><text:tab/>REGRAS DE NEGÓCIO</text:p>
      <text:p text:style-name="P1">1<text:tab/>Um aluno pode não ter um <text:span text:style-name="T1">co</text:span>orientador.</text:p>
      <text:p text:style-name="P1">2<text:tab/>A nota final é uma média <text:span text:style-name="T2">ponderada </text:span>da nota do orientador e professores da banca.</text:p>
      <text:p text:style-name="P1">3 <text:tab/><text:span text:style-name="T1">O Relatório final de Agendamentos de Defesas deve estar ordenado pela data.</text:span></text:p>
      <text:p text:style-name="P2">4<text:tab/>Os resultados de datas e avalições devem ser disponilizados para os usuários.</text:p>
      <text:p text:style-name="P2">5<text:tab/>Os alunos serão cadastrados pelo Gestor do Sistema. <text:s/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57:54.203532488</meta:creation-date>
    <dc:date>2018-03-07T12:13:41.515004503</dc:date>
    <meta:editing-duration>PT1H11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65" meta:character-count="1656" meta:non-whitespace-character-count="1390"/>
  </office:meta>
</office:document-meta>
</file>